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Arial" fo:font-weight="normal" officeooo:rsid="00121165" officeooo:paragraph-rsid="00121165" style:font-weight-asian="bold" style:font-weight-complex="bold"/>
    </style:style>
    <style:style style:name="P2" style:family="paragraph" style:parent-style-name="Text_20_body">
      <style:paragraph-properties fo:text-align="justify" style:justify-single-word="false"/>
      <style:text-properties style:font-name="Arial" fo:font-weight="normal" officeooo:rsid="00121165" officeooo:paragraph-rsid="00121165" style:font-weight-asian="bold" style:font-weight-complex="bold"/>
    </style:style>
    <style:style style:name="P3" style:family="paragraph" style:parent-style-name="Text_20_body">
      <style:text-properties style:font-name="Arial" fo:font-weight="normal"/>
    </style:style>
    <style:style style:name="P4" style:family="paragraph" style:parent-style-name="Text_20_body">
      <style:paragraph-properties fo:text-align="justify" style:justify-single-word="false"/>
      <style:text-properties style:font-name="Arial"/>
    </style:style>
    <style:style style:name="P5" style:family="paragraph" style:parent-style-name="Text_20_body">
      <style:text-properties style:font-name="Arial" fo:font-size="12pt" fo:font-weight="bold" style:font-name-asian="Nimbus Sans" style:font-size-asian="12pt" style:font-weight-asian="bold" style:font-name-complex="FreeSans1" style:font-size-complex="12pt" style:font-weight-complex="bold"/>
    </style:style>
    <style:style style:name="P6" style:family="paragraph" style:parent-style-name="Text_20_body">
      <style:paragraph-properties fo:text-align="justify" style:justify-single-word="false"/>
      <style:text-properties style:font-name="Arial" fo:font-size="12pt" fo:font-weight="bold" style:font-name-asian="Nimbus Sans" style:font-size-asian="12pt" style:font-weight-asian="bold" style:font-name-complex="FreeSans1" style:font-size-complex="12pt" style:font-weight-complex="bold"/>
    </style:style>
    <style:style style:name="P7" style:family="paragraph" style:parent-style-name="Text_20_body">
      <style:text-properties style:font-name="Arial" fo:font-size="12pt" fo:font-weight="bold" officeooo:rsid="002c605b" style:font-name-asian="Nimbus Sans" style:font-size-asian="12pt" style:font-weight-asian="bold" style:font-name-complex="FreeSans1" style:font-size-complex="12pt" style:font-weight-complex="bold"/>
    </style:style>
    <style:style style:name="P8" style:family="paragraph" style:parent-style-name="Text_20_body">
      <style:text-properties style:font-name="Arial" fo:font-size="12pt" fo:font-style="italic" fo:font-weight="bold" officeooo:rsid="00244ef0" style:font-name-asian="Nimbus Sans" style:font-size-asian="12pt" style:font-style-asian="italic" style:font-weight-asian="bold" style:font-name-complex="FreeSans1" style:font-size-complex="12pt" style:font-style-complex="italic" style:font-weight-complex="bold"/>
    </style:style>
    <style:style style:name="P9" style:family="paragraph" style:parent-style-name="Text_20_body">
      <style:paragraph-properties fo:text-align="justify" style:justify-single-word="false"/>
    </style:style>
    <style:style style:name="P10" style:family="paragraph" style:parent-style-name="Text_20_body">
      <style:paragraph-properties fo:text-align="justify" style:justify-single-word="false"/>
      <style:text-properties officeooo:paragraph-rsid="0027a0a7"/>
    </style:style>
    <style:style style:name="P11" style:family="paragraph" style:parent-style-name="Text_20_body">
      <style:paragraph-properties fo:margin-left="0in" fo:margin-right="2.2535in" fo:margin-top="0in" fo:margin-bottom="0in" style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12" style:family="paragraph" style:parent-style-name="Text_20_body">
      <style:paragraph-properties fo:margin-left="0in" fo:margin-right="2.748in" fo:margin-top="0.0272in" fo:margin-bottom="0in" style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left="0in" fo:margin-right="1.8165in" fo:margin-top="0.4654in" fo:margin-bottom="0in" style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3c6842" style:text-blinking="false" fo:background-color="transparent"/>
    </style:style>
    <style:style style:name="P14" style:family="paragraph" style:parent-style-name="Text_20_body">
      <style:paragraph-properties fo:margin-left="0in" fo:margin-right="2.6409in" fo:margin-top="3.7744in" fo:margin-bottom="0in" style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21165" style:text-blinking="false" fo:background-color="transparent"/>
    </style:style>
    <style:style style:name="P15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paragraph-rsid="0013bed0" style:text-blinking="false" fo:background-color="#ffffff"/>
    </style:style>
    <style:style style:name="P16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21165" officeooo:paragraph-rsid="0013bed0" style:text-blinking="false" fo:background-color="#ffffff"/>
    </style:style>
    <style:style style:name="P17" style:family="paragraph" style:parent-style-name="Text_20_body">
      <style:paragraph-properties fo:margin-left="0in" fo:margin-right="0in" fo:margin-top="0in" fo:margin-bottom="0in" style:contextual-spacing="false" fo:line-height="138%" fo:text-align="justify" style:justify-single-word="false" fo:text-indent="0.5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normal" officeooo:rsid="00121165" officeooo:paragraph-rsid="00121165" style:text-blinking="false" fo:background-color="#ffffff"/>
    </style:style>
    <style:style style:name="P18" style:family="paragraph" style:parent-style-name="Text_20_body">
      <style:paragraph-properties fo:margin-left="0in" fo:margin-right="2.0547in" fo:margin-top="0.8965in" fo:margin-bottom="0in" style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19" style:family="paragraph" style:parent-style-name="Text_20_body">
      <style:paragraph-properties fo:margin-top="0in" fo:margin-bottom="0in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Arial" fo:font-size="12pt" fo:font-style="normal" style:text-underline-style="none" fo:font-weight="bold" style:text-blinking="false" fo:background-color="transparent"/>
    </style:style>
    <style:style style:name="P20" style:family="paragraph" style:parent-style-name="Text_20_body">
      <style:text-properties fo:font-variant="normal" fo:text-transform="none" fo:letter-spacing="normal" fo:font-style="normal" fo:font-weight="bold" style:font-weight-asian="bold" style:font-weight-complex="bold"/>
    </style:style>
    <style:style style:name="P21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6.2992in" style:type="right" style:leader-style="dotted" style:leader-text="."/>
        </style:tab-stops>
      </style:paragraph-properties>
    </style:style>
    <style:style style:name="P24" style:family="paragraph" style:parent-style-name="Contents_20_Heading">
      <style:paragraph-properties fo:text-align="center" style:justify-single-word="false"/>
    </style:style>
    <style:style style:name="P25" style:family="paragraph" style:parent-style-name="Subtitle">
      <style:paragraph-properties fo:text-align="center" style:justify-single-word="false"/>
      <style:text-properties officeooo:paragraph-rsid="003c6842"/>
    </style:style>
    <style:style style:name="P26" style:family="paragraph" style:parent-style-name="Heading_20_1">
      <style:text-properties style:font-name="Arial"/>
    </style:style>
    <style:style style:name="P27" style:family="paragraph" style:parent-style-name="Heading_20_1">
      <style:paragraph-properties fo:text-align="center" style:justify-single-word="false"/>
      <style:text-properties style:font-name="Arial" fo:font-weight="normal" officeooo:rsid="00121165" officeooo:paragraph-rsid="00121165" style:font-weight-asian="bold" style:font-weight-complex="bold"/>
    </style:style>
    <style:style style:name="P28" style:family="paragraph" style:parent-style-name="Heading_20_1">
      <style:paragraph-properties fo:text-align="justify" style:justify-single-word="false"/>
      <style:text-properties style:font-name="Arial" fo:font-weight="normal" officeooo:rsid="00121165" officeooo:paragraph-rsid="00121165" style:font-weight-asian="bold" style:font-weight-complex="bold"/>
    </style:style>
    <style:style style:name="P29" style:family="paragraph" style:parent-style-name="Heading_20_1">
      <style:paragraph-properties fo:text-align="justify" style:justify-single-word="false"/>
      <style:text-properties style:font-name="Arial"/>
    </style:style>
    <style:style style:name="P30" style:family="paragraph" style:parent-style-name="Heading_20_1">
      <style:paragraph-properties fo:text-align="justify" style:justify-single-word="false"/>
      <style:text-properties style:font-name="Arial" fo:font-size="12pt" fo:font-weight="bold" style:font-name-asian="Nimbus Sans" style:font-size-asian="12pt" style:font-weight-asian="bold" style:font-name-complex="FreeSans1" style:font-size-complex="12pt" style:font-weight-complex="bold"/>
    </style:style>
    <style:style style:name="P31" style:family="paragraph" style:parent-style-name="Heading_20_1">
      <style:text-properties style:font-name="Arial" fo:font-size="12pt" fo:font-weight="bold" officeooo:rsid="002c605b" style:font-name-asian="Nimbus Sans" style:font-size-asian="12pt" style:font-weight-asian="bold" style:font-name-complex="FreeSans1" style:font-size-complex="12pt" style:font-weight-complex="bold"/>
    </style:style>
    <style:style style:name="P32" style:family="paragraph" style:parent-style-name="Heading_20_1">
      <style:text-properties style:font-name="Arial" fo:font-size="12pt" fo:font-weight="bold" officeooo:rsid="002c605b" officeooo:paragraph-rsid="002c605b" style:font-name-asian="Nimbus Sans" style:font-size-asian="12pt" style:font-weight-asian="bold" style:font-name-complex="FreeSans1" style:font-size-complex="12pt" style:font-weight-complex="bold"/>
    </style:style>
    <style:style style:name="P33" style:family="paragraph" style:parent-style-name="Heading_20_1">
      <style:text-properties style:font-name="Arial" fo:font-size="12pt" fo:font-style="italic" fo:font-weight="bold" officeooo:rsid="00244ef0" style:font-name-asian="Nimbus Sans" style:font-size-asian="12pt" style:font-style-asian="italic" style:font-weight-asian="bold" style:font-name-complex="FreeSans1" style:font-size-complex="12pt" style:font-style-complex="italic" style:font-weight-complex="bold"/>
    </style:style>
    <style:style style:name="P34" style:family="paragraph" style:parent-style-name="Heading_20_1">
      <style:paragraph-properties fo:text-align="justify" style:justify-single-word="false"/>
      <style:text-properties style:font-name="Arial" officeooo:rsid="001aca11" officeooo:paragraph-rsid="001aca11"/>
    </style:style>
    <style:style style:name="P35" style:family="paragraph" style:parent-style-name="Heading_20_1">
      <style:text-properties officeooo:paragraph-rsid="002c6892"/>
    </style:style>
    <style:style style:name="P36" style:family="paragraph" style:parent-style-name="Heading_20_1">
      <style:text-properties officeooo:rsid="00244ef0" officeooo:paragraph-rsid="00244ef0"/>
    </style:style>
    <style:style style:name="P37" style:family="paragraph" style:parent-style-name="Heading_20_1">
      <style:text-properties fo:font-variant="normal" fo:text-transform="none" fo:letter-spacing="normal" fo:font-style="normal" fo:font-weight="bold" style:font-weight-asian="bold" style:font-weight-complex="bold"/>
    </style:style>
    <style:style style:name="P38" style:family="paragraph" style:parent-style-name="Heading_20_2">
      <style:paragraph-properties fo:text-align="justify" style:justify-single-word="false"/>
      <style:text-properties style:font-name="Arial"/>
    </style:style>
    <style:style style:name="P39" style:family="paragraph" style:parent-style-name="Heading_20_2">
      <style:paragraph-properties fo:text-align="justify" style:justify-single-word="false"/>
      <style:text-properties style:font-name="Arial" officeooo:rsid="001aca11" officeooo:paragraph-rsid="001aca11"/>
    </style:style>
    <style:style style:name="P40" style:family="paragraph" style:parent-style-name="Heading_20_2">
      <style:text-properties officeooo:rsid="00244ef0" officeooo:paragraph-rsid="00244ef0"/>
    </style:style>
    <style:style style:name="P41" style:family="paragraph" style:parent-style-name="Heading_20_2">
      <style:text-properties officeooo:rsid="00244ef0" officeooo:paragraph-rsid="0025eb90"/>
    </style:style>
    <style:style style:name="P42" style:family="paragraph" style:parent-style-name="Heading_20_3">
      <style:paragraph-properties fo:text-align="justify" style:justify-single-word="false"/>
      <style:text-properties style:font-name="Arial"/>
    </style:style>
    <style:style style:name="P43" style:family="paragraph" style:parent-style-name="Heading_20_3">
      <style:paragraph-properties fo:text-align="justify" style:justify-single-word="false"/>
      <style:text-properties style:font-name="Arial" officeooo:paragraph-rsid="001aca11"/>
    </style:style>
    <style:style style:name="P44" style:family="paragraph" style:parent-style-name="Heading_20_3">
      <style:text-properties officeooo:rsid="00244ef0" officeooo:paragraph-rsid="00244ef0"/>
    </style:style>
    <style:style style:name="T1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fo:font-size="14pt" fo:font-style="normal" style:text-underline-style="none" fo:font-weight="bold" style:text-blinking="false" fo:background-color="#ffffff" loext:char-shading-value="0"/>
    </style:style>
    <style:style style:name="T3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4" style:family="text">
      <style:text-properties fo:font-weight="bold" style:font-name-asian="Nimbus Sans" style:font-weight-asian="bold" style:font-name-complex="FreeSans1" style:font-weight-complex="bold"/>
    </style:style>
    <style:style style:name="T5" style:family="text">
      <style:text-properties fo:font-weight="bold" officeooo:rsid="001abc2e" style:font-name-asian="Nimbus Sans" style:font-weight-asian="bold" style:font-name-complex="FreeSans1" style:font-weight-complex="bold"/>
    </style:style>
    <style:style style:name="T6" style:family="text">
      <style:text-properties officeooo:rsid="0013bed0"/>
    </style:style>
    <style:style style:name="T7" style:family="text">
      <style:text-properties officeooo:rsid="0018c508"/>
    </style:style>
    <style:style style:name="T8" style:family="text">
      <style:text-properties officeooo:rsid="001abc2e"/>
    </style:style>
    <style:style style:name="T9" style:family="text">
      <style:text-properties style:font-name="Arial"/>
    </style:style>
    <style:style style:name="T10" style:family="text">
      <style:text-properties style:font-name="Arial" fo:font-size="12pt" fo:font-weight="bold" style:font-name-asian="Nimbus Sans" style:font-size-asian="12pt" style:font-weight-asian="bold" style:font-name-complex="FreeSans1" style:font-size-complex="12pt" style:font-weight-complex="bold"/>
    </style:style>
    <style:style style:name="T11" style:family="text">
      <style:text-properties style:font-name="Arial" fo:font-size="12pt" fo:font-weight="bold" officeooo:rsid="001bf551" style:font-name-asian="Nimbus Sans" style:font-size-asian="12pt" style:font-weight-asian="bold" style:font-name-complex="FreeSans1" style:font-size-complex="12pt" style:font-weight-complex="bold"/>
    </style:style>
    <style:style style:name="T12" style:family="text">
      <style:text-properties style:font-name="Arial" fo:font-size="12pt" fo:font-weight="bold" officeooo:rsid="00244ef0" style:font-name-asian="Nimbus Sans" style:font-size-asian="12pt" style:font-weight-asian="bold" style:font-name-complex="FreeSans1" style:font-size-complex="12pt" style:font-weight-complex="bold"/>
    </style:style>
    <style:style style:name="T13" style:family="text">
      <style:text-properties style:font-name="Arial" fo:font-size="12pt" fo:font-weight="bold" officeooo:rsid="0025eb90" style:font-name-asian="Nimbus Sans" style:font-size-asian="12pt" style:font-weight-asian="bold" style:font-name-complex="FreeSans1" style:font-size-complex="12pt" style:font-weight-complex="bold"/>
    </style:style>
    <style:style style:name="T14" style:family="text">
      <style:text-properties style:font-name="Arial" fo:font-size="12pt" fo:font-weight="bold" officeooo:rsid="002c605b" style:font-name-asian="Nimbus Sans" style:font-size-asian="12pt" style:font-weight-asian="bold" style:font-name-complex="FreeSans1" style:font-size-complex="12pt" style:font-weight-complex="bold"/>
    </style:style>
    <style:style style:name="T15" style:family="text">
      <style:text-properties style:font-name="Arial" fo:font-size="12pt" fo:font-style="italic" fo:font-weight="bold" style:font-name-asian="Nimbus Sans" style:font-size-asian="12pt" style:font-style-asian="italic" style:font-weight-asian="bold" style:font-name-complex="FreeSans1" style:font-size-complex="12pt" style:font-style-complex="italic" style:font-weight-complex="bold"/>
    </style:style>
    <style:style style:name="T16" style:family="text">
      <style:text-properties style:font-name="Arial" fo:font-size="12pt" fo:font-style="italic" fo:font-weight="bold" officeooo:rsid="00244ef0" style:font-name-asian="Nimbus Sans" style:font-size-asian="12pt" style:font-style-asian="italic" style:font-weight-asian="bold" style:font-name-complex="FreeSans1" style:font-size-complex="12pt" style:font-style-complex="italic" style:font-weight-complex="bold"/>
    </style:style>
    <style:style style:name="T17" style:family="text">
      <style:text-properties style:font-name="Arial" fo:font-size="12pt" fo:language="en" fo:country="US" fo:font-style="italic" fo:font-weight="bold" style:font-name-asian="Nimbus Sans" style:font-size-asian="12pt" style:font-style-asian="italic" style:font-weight-asian="bold" style:font-name-complex="FreeSans1" style:font-size-complex="12pt" style:font-style-complex="italic" style:font-weight-complex="bold"/>
    </style:style>
    <style:style style:name="T18" style:family="text">
      <style:text-properties style:font-name="Arial" fo:font-size="12pt" fo:language="en" fo:country="US" fo:font-style="italic" fo:font-weight="bold" officeooo:rsid="00244ef0" style:font-name-asian="Nimbus Sans" style:font-size-asian="12pt" style:font-style-asian="italic" style:font-weight-asian="bold" style:font-name-complex="FreeSans1" style:font-size-complex="12pt" style:font-style-complex="italic" style:font-weight-complex="bold"/>
    </style:style>
    <style:style style:name="T19" style:family="text">
      <style:text-properties style:font-name="Arial" fo:font-weight="bold" style:font-name-asian="Nimbus Sans" style:font-weight-asian="bold" style:font-name-complex="FreeSans1" style:font-weight-complex="bold"/>
    </style:style>
    <style:style style:name="T20" style:family="text">
      <style:text-properties style:font-name="Arial" fo:font-weight="normal" officeooo:rsid="001f00e2" style:font-name-asian="Nimbus Sans" style:font-weight-asian="normal" style:font-name-complex="FreeSans1" style:font-weight-complex="normal"/>
    </style:style>
    <style:style style:name="T21" style:family="text">
      <style:text-properties style:font-name="Arial" fo:font-weight="normal" officeooo:rsid="00212d6b" style:font-name-asian="Nimbus Sans" style:font-weight-asian="normal" style:font-name-complex="FreeSans1" style:font-weight-complex="normal"/>
    </style:style>
    <style:style style:name="T22" style:family="text">
      <style:text-properties style:font-name="Arial" fo:font-weight="normal" officeooo:rsid="0021ff6f" style:font-name-asian="Nimbus Sans" style:font-weight-asian="normal" style:font-name-complex="FreeSans1" style:font-weight-complex="normal"/>
    </style:style>
    <style:style style:name="T23" style:family="text">
      <style:text-properties style:font-name="Arial" fo:font-weight="normal" officeooo:rsid="003329e8" style:font-name-asian="Nimbus Sans" style:font-weight-asian="normal" style:font-name-complex="FreeSans1" style:font-weight-complex="normal"/>
    </style:style>
    <style:style style:name="T24" style:family="text">
      <style:text-properties style:font-name="Arial" officeooo:rsid="0025eb90"/>
    </style:style>
    <style:style style:name="T25" style:family="text">
      <style:text-properties style:font-name="Arial" officeooo:rsid="0027a0a7"/>
    </style:style>
    <style:style style:name="T26" style:family="text">
      <style:text-properties fo:font-size="12pt" fo:font-weight="bold" style:font-name-asian="Nimbus Sans" style:font-size-asian="12pt" style:font-weight-asian="bold" style:font-name-complex="FreeSans1" style:font-size-complex="12pt" style:font-weight-complex="bold"/>
    </style:style>
    <style:style style:name="T27" style:family="text">
      <style:text-properties fo:font-size="12pt" fo:font-weight="bold" officeooo:rsid="001aca11" style:font-name-asian="Nimbus Sans" style:font-size-asian="12pt" style:font-weight-asian="bold" style:font-name-complex="FreeSans1" style:font-size-complex="12pt" style:font-weight-complex="bold"/>
    </style:style>
    <style:style style:name="T28" style:family="text">
      <style:text-properties officeooo:rsid="001aca11"/>
    </style:style>
    <style:style style:name="T29" style:family="text">
      <style:text-properties officeooo:rsid="001bf551"/>
    </style:style>
    <style:style style:name="T30" style:family="text">
      <style:text-properties officeooo:rsid="00212d6b"/>
    </style:style>
    <style:style style:name="T31" style:family="text">
      <style:text-properties officeooo:rsid="002228fc"/>
    </style:style>
    <style:style style:name="T32" style:family="text">
      <style:text-properties officeooo:rsid="00244ef0"/>
    </style:style>
    <style:style style:name="T33" style:family="text">
      <style:text-properties fo:language="en" fo:country="US" officeooo:rsid="0025eb90"/>
    </style:style>
    <style:style style:name="T34" style:family="text">
      <style:text-properties officeooo:rsid="0025eb90"/>
    </style:style>
    <style:style style:name="T35" style:family="text">
      <style:text-properties officeooo:rsid="002c605b"/>
    </style:style>
    <style:style style:name="Sect1" style:family="section">
      <style:section-properties fo:background-color="#e8e8e8" style:editable="false">
        <style:columns fo:column-count="1" fo:column-gap="0in">
          <style:column-sep style:width="0.002in" style:color="#000000" style:height="0%" style:style="none"/>
        </style:columns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bookmark text:name="docs-internal-guid-643274e4-7fff-f2da-2f86-c2de7d05404e"/>INICIAÇÃO CIENTÍFICA</text:p>
      <text:p text:style-name="P12">PIBIC-USP</text:p>
      <text:p text:style-name="Title"><text:span text:style-name="T1">I</text:span><text:span text:style-name="T2">NTELIGÊNCIA ARTIFICIAL NA EXPLORAÇÃO MINERAL PARA GRAFITA: CONCEITOS, MÉTODOS E APLICAÇÃO</text:span></text:p>
      <text:p text:style-name="P18">Gabriel Góes Rocha de Lima </text:p>
      <text:p text:style-name="P13">Orientador: Prof. Dr. Caetano Juliani </text:p>
      <text:p text:style-name="P25"><text:s/></text:p>
      <text:p text:style-name="P14">Maio de 2022</text:p>
      <text:p text:style-name="P3"/>
      <text:p text:style-name="P3"><text:line-break/><text:line-break/></text:p>
      <text:h text:style-name="P26" text:outline-level="1"><text:bookmark-start text:name="__RefHeading___Toc215_2034186367"/><text:soft-page-break/>RESUMO<text:bookmark-end text:name="__RefHeading___Toc215_2034186367"/></text:h>
      <text:p text:style-name="P19"/>
      <text:p text:style-name="P15">A grafita é um bem mineral de importância tecnológica emergente com as novas propriedades descobertas nas últimas décadas no ramo da engenharia de nanomateriais, <text:span text:style-name="T6">como no emprego de fabricação de baterias elétricas, supercondutores e fibras leves de alta resistência, </text:span><text:span text:style-name="T7">e com potencial para fabricação de materiais ess</text:span><text:span text:style-name="T31">e</text:span><text:span text:style-name="T7">ncia</text:span><text:span text:style-name="T31">i</text:span><text:span text:style-name="T7">s para a indústria</text:span><text:span text:style-name="T6">. Estes novos usos têm a</text:span>umenta<text:span text:style-name="T6">do</text:span> a demanda pela commoditie, trazendo assim, a necessidade de descoberta de novos depósitos economicamente viáveis levando em conta sua localização, volume e grau de pureza.</text:p>
      <text:p text:style-name="P16">Recentemente, as técnicas de aprendizagem de máquina têm aumentado a viabilidade dos projetos de prospecção mineral devido ao seu baixo custo de execução e sua alta capacidade de correlação de inúmeras variáveis simultaneamente.</text:p>
      <text:p text:style-name="P17">Com isto, neste projeto, pretende-se utilizar algoritmos de inteligência artificial e dados de sensores remotos para identificar padrões entre os atributos geofísicos e suas classes litológicas mineralizantes, bem como <text:span text:style-name="T8">de su</text:span>as ocorrências minerais. <text:span text:style-name="T8">A</text:span>ssim, desenvolvendo novos mapas litológicos para confrontar os existentes <text:span text:style-name="T8">e</text:span> mapas prospectivos de minério de grafita no sistema de nappes de Socorro–Guaxupé no nordeste do estado de São Paulo, divisa com Minas Gerais.</text:p>
      <text:p text:style-name="P3"><text:lin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"/>
      <text:h text:style-name="P27" text:outline-level="1"/>
      <text:p text:style-name="P1"/>
      <text:h text:style-name="P27" text:outline-level="1"><text:soft-page-break/></text:h>
      <text:p text:style-name="P1"/>
      <text:table-of-content text:style-name="Sect1" text:protected="true" text:name="Table of Contents1">
        <text:table-of-content-source text:outline-level="10">
          <text:index-title-template text:style-name="Contents_20_Heading">                                              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P24">SUMÁRIO</text:p>
          </text:index-title>
          <text:p text:style-name="P21"><text:a xlink:type="simple" xlink:href="#__RefHeading___Toc215_2034186367" text:style-name="Index_20_Link" text:visited-style-name="Index_20_Link">RESUMO<text:tab/>2</text:a></text:p>
          <text:p text:style-name="P21"><text:a xlink:type="simple" xlink:href="#__RefHeading___Toc219_2034186367" text:style-name="Index_20_Link" text:visited-style-name="Index_20_Link"><text:s/>I. INTRODUÇÃO<text:tab/>4</text:a></text:p>
          <text:p text:style-name="P22"><text:a xlink:type="simple" xlink:href="#__RefHeading___Toc533_2034186367" text:style-name="Index_20_Link" text:visited-style-name="Index_20_Link">1.1 APRESENTAÇÃO<text:tab/>4</text:a></text:p>
          <text:p text:style-name="P22"><text:a xlink:type="simple" xlink:href="#__RefHeading___Toc535_2034186367" text:style-name="Index_20_Link" text:visited-style-name="Index_20_Link">1.2 OBJETIVOS<text:tab/>4</text:a></text:p>
          <text:p text:style-name="P22"><text:a xlink:type="simple" xlink:href="#__RefHeading___Toc537_2034186367" text:style-name="Index_20_Link" text:visited-style-name="Index_20_Link">1.3 ÁREA DE ESTUDO<text:tab/>4</text:a></text:p>
          <text:p text:style-name="P21"><text:a xlink:type="simple" xlink:href="#__RefHeading___Toc539_2034186367" text:style-name="Index_20_Link" text:visited-style-name="Index_20_Link"><text:s/>II. CONTEXTO GEOLÓGICO<text:tab/>5</text:a></text:p>
          <text:p text:style-name="P22"><text:a xlink:type="simple" xlink:href="#__RefHeading___Toc541_2034186367" text:style-name="Index_20_Link" text:visited-style-name="Index_20_Link">2.1 NAPPE SOCORRO<text:tab/>5</text:a></text:p>
          <text:p text:style-name="P22"><text:a xlink:type="simple" xlink:href="#__RefHeading___Toc543_2034186367" text:style-name="Index_20_Link" text:visited-style-name="Index_20_Link">2.2 NAPPE GUAXUPÉ<text:tab/>5</text:a></text:p>
          <text:p text:style-name="P21"><text:a xlink:type="simple" xlink:href="#__RefHeading___Toc547_2034186367" text:style-name="Index_20_Link" text:visited-style-name="Index_20_Link"><text:s/>III. A GRAFITA<text:tab/>6</text:a></text:p>
          <text:p text:style-name="P22"><text:a xlink:type="simple" xlink:href="#__RefHeading___Toc549_2034186367" text:style-name="Index_20_Link" text:visited-style-name="Index_20_Link">3.1 APRESENTAÇÃO<text:tab/>6</text:a></text:p>
          <text:p text:style-name="P22"><text:a xlink:type="simple" xlink:href="#__RefHeading___Toc551_2034186367" text:style-name="Index_20_Link" text:visited-style-name="Index_20_Link">3.2 OCORRÊNCIA<text:tab/>6</text:a></text:p>
          <text:p text:style-name="P22"><text:a xlink:type="simple" xlink:href="#__RefHeading___Toc553_2034186367" text:style-name="Index_20_Link" text:visited-style-name="Index_20_Link">3.3 TIPOS DE MINERALIZAÇÃO DE GRAFITA<text:tab/>6</text:a></text:p>
          <text:p text:style-name="P22"><text:a xlink:type="simple" xlink:href="#__RefHeading___Toc555_2034186367" text:style-name="Index_20_Link" text:visited-style-name="Index_20_Link">3.4 GRAFITA NO SISTEMA DE NAPPES SOCORRO –GUAXUPÉ<text:tab/>6</text:a></text:p>
          <text:p text:style-name="P21"><text:a xlink:type="simple" xlink:href="#__RefHeading___Toc1149_4008582499" text:style-name="Index_20_Link" text:visited-style-name="Index_20_Link"><text:s/>IV. MATERIAIS<text:tab/>7</text:a></text:p>
          <text:p text:style-name="P22"><text:a xlink:type="simple" xlink:href="#__RefHeading___Toc559_2034186367" text:style-name="Index_20_Link" text:visited-style-name="Index_20_Link">4.1 APRESENTAÇÃO<text:tab/>7</text:a></text:p>
          <text:p text:style-name="P22"><text:a xlink:type="simple" xlink:href="#__RefHeading___Toc561_2034186367" text:style-name="Index_20_Link" text:visited-style-name="Index_20_Link">4.2 PROJETOS AEROGEOFÍSICOS<text:tab/>7</text:a></text:p>
          <text:p text:style-name="P23"><text:a xlink:type="simple" xlink:href="#__RefHeading___Toc563_2034186367" text:style-name="Index_20_Link" text:visited-style-name="Index_20_Link">4.2.1 SÃO JOSÉ DOS CAMPOS – RESENDE<text:tab/>7</text:a></text:p>
          <text:p text:style-name="P23"><text:a xlink:type="simple" xlink:href="#__RefHeading___Toc565_2034186367" text:style-name="Index_20_Link" text:visited-style-name="Index_20_Link">4.2.2 SÃO PAULO – RIO DE JANEIRO (ÁREA SÃO PAULO)<text:tab/>7</text:a></text:p>
          <text:p text:style-name="P23"><text:a xlink:type="simple" xlink:href="#__RefHeading___Toc567_2034186367" text:style-name="Index_20_Link" text:visited-style-name="Index_20_Link">4.2.3 ÁREA 14 MINAS GERAIS – POÇOS DE CALDAS – VARGINHA – ANDRELÂNDIA<text:tab/>7</text:a></text:p>
          <text:p text:style-name="P22"><text:a xlink:type="simple" xlink:href="#__RefHeading___Toc356_113151787" text:style-name="Index_20_Link" text:visited-style-name="Index_20_Link">4.3 FERRAMENTAS<text:tab/>7</text:a></text:p>
          <text:p text:style-name="P21"><text:a xlink:type="simple" xlink:href="#__RefHeading___Toc358_113151787" text:style-name="Index_20_Link" text:visited-style-name="Index_20_Link"><text:s/>V. MÉTODOS<text:tab/>8</text:a></text:p>
          <text:p text:style-name="P22"><text:a xlink:type="simple" xlink:href="#__RefHeading___Toc360_113151787" text:style-name="Index_20_Link" text:visited-style-name="Index_20_Link">5.1 APRESENTAÇÃO<text:tab/>8</text:a></text:p>
          <text:p text:style-name="P22"><text:a xlink:type="simple" xlink:href="#__RefHeading___Toc362_113151787" text:style-name="Index_20_Link" text:visited-style-name="Index_20_Link">5.2 MÉTODO AEROMAGNETOMÉTRICO<text:tab/>8</text:a></text:p>
          <text:p text:style-name="P22"><text:a xlink:type="simple" xlink:href="#__RefHeading___Toc364_113151787" text:style-name="Index_20_Link" text:visited-style-name="Index_20_Link">5.3 PROCESSAMENTO DE DADOS AEROMAGNETOMÉTRICOS<text:tab/>8</text:a></text:p>
          <text:p text:style-name="P23"><text:a xlink:type="simple" xlink:href="#__RefHeading___Toc575_113151787" text:style-name="Index_20_Link" text:visited-style-name="Index_20_Link"><text:s/>5.3.1 Pré-processamento dos dados aeromagnetométricos<text:tab/>8</text:a></text:p>
          <text:p text:style-name="P23"><text:a xlink:type="simple" xlink:href="#__RefHeading___Toc577_113151787" text:style-name="Index_20_Link" text:visited-style-name="Index_20_Link"><text:s/>5.3.2 Interpolação dos dados aeromagnetométricos<text:tab/>8</text:a></text:p>
          <text:p text:style-name="P23"><text:a xlink:type="simple" xlink:href="#__RefHeading___Toc579_113151787" text:style-name="Index_20_Link" text:visited-style-name="Index_20_Link"><text:s/>5.3.3 Amplitude do Sinal Analítico<text:tab/>8</text:a></text:p>
          <text:p text:style-name="P23"><text:a xlink:type="simple" xlink:href="#__RefHeading___Toc581_113151787" text:style-name="Index_20_Link" text:visited-style-name="Index_20_Link"><text:s/>5.3.4 Gradiente Horizontal Total<text:tab/>8</text:a></text:p>
          <text:p text:style-name="P22"><text:a xlink:type="simple" xlink:href="#__RefHeading___Toc583_113151787" text:style-name="Index_20_Link" text:visited-style-name="Index_20_Link">5.4 MÉTODO AEROGAMAESPECTROMÉTRICO<text:tab/>8</text:a></text:p>
          <text:p text:style-name="P22"><text:a xlink:type="simple" xlink:href="#__RefHeading___Toc585_113151787" text:style-name="Index_20_Link" text:visited-style-name="Index_20_Link">5.5 PROCESSAMENTO DE DADOS AEROGAMAESPECTROMÉTRICOS<text:tab/>8</text:a></text:p>
          <text:p text:style-name="P23"><text:a xlink:type="simple" xlink:href="#__RefHeading___Toc587_113151787" text:style-name="Index_20_Link" text:visited-style-name="Index_20_Link"><text:s/>5.5.1 Pré-processamento dos dados aerogamaespectrométricos<text:tab/>8</text:a></text:p>
          <text:p text:style-name="P23"><text:a xlink:type="simple" xlink:href="#__RefHeading___Toc589_113151787" text:style-name="Index_20_Link" text:visited-style-name="Index_20_Link"><text:s/>5.5.2 Interpolação dos dados gama espectrométricos<text:tab/>8</text:a></text:p>
          <text:p text:style-name="P23"><text:a xlink:type="simple" xlink:href="#__RefHeading___Toc591_113151787" text:style-name="Index_20_Link" text:visited-style-name="Index_20_Link"><text:s/>5.5.3 Mapas ternários<text:tab/>8</text:a></text:p>
          <text:p text:style-name="P22"><text:a xlink:type="simple" xlink:href="#__RefHeading___Toc593_1131517871" text:style-name="Index_20_Link" text:visited-style-name="Index_20_Link">5.6 MÉTODOS DE CLASSIFICAÇÃO NÃO-SUPERVISIONADA<text:tab/>8</text:a></text:p>
          <text:p text:style-name="P23"><text:a xlink:type="simple" xlink:href="#__RefHeading___Toc610_113151787" text:style-name="Index_20_Link" text:visited-style-name="Index_20_Link"><text:s/>5.6.1 SELF-ORGANIZING MAPS (SOM)<text:tab/>8</text:a></text:p>
          <text:p text:style-name="P22"><text:a xlink:type="simple" xlink:href="#__RefHeading___Toc593_113151787" text:style-name="Index_20_Link" text:visited-style-name="Index_20_Link">5.7 MÉTODOS DE CLASSIFICAÇÃO SUPERVISIONADA<text:tab/>8</text:a></text:p>
          <text:p text:style-name="P23"><text:a xlink:type="simple" xlink:href="#__RefHeading___Toc595_113151787" text:style-name="Index_20_Link" text:visited-style-name="Index_20_Link"><text:s/>5.7.1 </text:a><text:a xlink:type="simple" xlink:href="#__RefHeading___Toc595_113151787" text:style-name="Index_20_Link" text:visited-style-name="Index_20_Link">RANDOM</text:a><text:a xlink:type="simple" xlink:href="#__RefHeading___Toc595_113151787" text:style-name="Index_20_Link" text:visited-style-name="Index_20_Link"> </text:a><text:a xlink:type="simple" xlink:href="#__RefHeading___Toc595_113151787" text:style-name="Index_20_Link" text:visited-style-name="Index_20_Link">FORESTS</text:a><text:a xlink:type="simple" xlink:href="#__RefHeading___Toc595_113151787" text:style-name="Index_20_Link" text:visited-style-name="Index_20_Link"><text:tab/>8</text:a></text:p>
          <text:p text:style-name="P23"><text:a xlink:type="simple" xlink:href="#__RefHeading___Toc597_113151787" text:style-name="Index_20_Link" text:visited-style-name="Index_20_Link"><text:s/>5.7.1 </text:a><text:a xlink:type="simple" xlink:href="#__RefHeading___Toc597_113151787" text:style-name="Index_20_Link" text:visited-style-name="Index_20_Link">SUPPORT</text:a><text:a xlink:type="simple" xlink:href="#__RefHeading___Toc597_113151787" text:style-name="Index_20_Link" text:visited-style-name="Index_20_Link"> VECTOR MACHINES</text:a><text:a xlink:type="simple" xlink:href="#__RefHeading___Toc597_113151787" text:style-name="Index_20_Link" text:visited-style-name="Index_20_Link"><text:tab/>8</text:a></text:p>
          <text:p text:style-name="P21"><text:a xlink:type="simple" xlink:href="#__RefHeading___Toc599_113151787" text:style-name="Index_20_Link" text:visited-style-name="Index_20_Link">VI. RESULTADOS E DISCUSSÕES<text:tab/>9</text:a></text:p>
          <text:p text:style-name="P22"><text:a xlink:type="simple" xlink:href="#__RefHeading___Toc601_113151787" text:style-name="Index_20_Link" text:visited-style-name="Index_20_Link"><text:s/>6.1 APRESENTAÇÃO<text:tab/>9</text:a></text:p>
          <text:p text:style-name="P22"><text:a xlink:type="simple" xlink:href="#__RefHeading___Toc603_113151787" text:style-name="Index_20_Link" text:visited-style-name="Index_20_Link"><text:s/></text:a><text:a xlink:type="simple" xlink:href="#__RefHeading___Toc603_113151787" text:style-name="Index_20_Link" text:visited-style-name="Index_20_Link">6.2 INTERPRETAÇÃO DOS DADOS AEROMAGNETOMÉTRICOS</text:a><text:a xlink:type="simple" xlink:href="#__RefHeading___Toc603_113151787" text:style-name="Index_20_Link" text:visited-style-name="Index_20_Link"><text:tab/>9</text:a></text:p>
          <text:p text:style-name="P21"><text:a xlink:type="simple" xlink:href="#__RefHeading___Toc1444_113151787" text:style-name="Index_20_Link" text:visited-style-name="Index_20_Link">VII. CONCLUSÕES<text:tab/>10</text:a></text:p>
          <text:p text:style-name="P21"><text:a xlink:type="simple" xlink:href="#__RefHeading___Toc1446_113151787" text:style-name="Index_20_Link" text:visited-style-name="Index_20_Link">VIII. BIBLIOGRAFIA<text:tab/>11</text:a></text:p>
        </text:index-body>
      </text:table-of-content>
      <text:p text:style-name="P2"><text:soft-page-break/></text:p>
      <text:h text:style-name="P28" text:outline-level="1"/>
      <text:p text:style-name="P2"/>
      <text:h text:style-name="P29" text:outline-level="1"><text:bookmark-start text:name="__RefHeading___Toc219_2034186367"/><text:tab/><text:span text:style-name="T8">I. </text:span>INTRODUÇÃO<text:bookmark-end text:name="__RefHeading___Toc219_2034186367"/></text:h>
      <text:h text:style-name="P38" text:outline-level="2"><text:bookmark-start text:name="__RefHeading___Toc533_2034186367"/>1.1 APRESENTAÇ<text:span text:style-name="T4">ÃO</text:span><text:bookmark-end text:name="__RefHeading___Toc533_2034186367"/></text:h>
      <text:p text:style-name="P9"><text:span text:style-name="T19"><text:tab/></text:span><text:span text:style-name="T20">A grafita possui grande importância industrial e sua demanda tem aumentado devido aos novos usos com potencial de crescimento ainda maior com </text:span><text:span text:style-name="T21">a ascensão dos </text:span><text:span text:style-name="T20">motores elétricos </text:span><text:span text:style-name="T21">em detrimento dos motores à combustão </text:span><text:span text:style-name="T20">e a necessidade de baterias de alta capacidade </text:span><text:span text:style-name="T21">para aqueles</text:span><text:span text:style-name="T20">. </text:span><text:span text:style-name="T21">Assim, este material tem se tornado estratégico </text:span><text:span text:style-name="T22">com os preços da grafita de alto teor (grafita em flocos) ultrapassando a casa dos milhares de dólares por toneladas métricas </text:span><text:span text:style-name="T23">dependendo do tamanho dos flocos</text:span><text:span text:style-name="T22">.</text:span></text:p>
      <text:h text:style-name="P38" text:outline-level="2"><text:bookmark-start text:name="__RefHeading___Toc535_2034186367"/>1.2 OBJETIVOS<text:bookmark-end text:name="__RefHeading___Toc535_2034186367"/></text:h>
      <text:p text:style-name="P10"><text:span text:style-name="T9"><text:tab/></text:span><text:span text:style-name="T24">Esta pesquisa tem como objetivo a prospecção de áreas potenciais de mineralização de minério de grafita no sistema de nappes de Socorro–Guaxupé com o auxílio das técnicas de aprendizagem de máquina </text:span><text:span text:style-name="T25">supervisionada e não-supervisionada com dados de sensores aeroportados e orbitais desenvolvendo mapas preditivos litológicos e prospectivo mineral. </text:span></text:p>
      <text:h text:style-name="P38" text:outline-level="2"><text:bookmark-start text:name="__RefHeading___Toc537_2034186367"/><text:span text:style-name="T5">1.</text:span><text:span text:style-name="T4">3 </text:span><text:span text:style-name="T26">ÁREA DE ESTUDO</text:span><text:bookmark-end text:name="__RefHeading___Toc537_2034186367"/></text:h>
      <text:p text:style-name="P6"><text:tab/></text:p>
      <text:p text:style-name="P6"/>
      <text:h text:style-name="P30" text:outline-level="1"/>
      <text:p text:style-name="P6"/>
      <text:h text:style-name="P30" text:outline-level="1"/>
      <text:p text:style-name="P6"/>
      <text:h text:style-name="P30" text:outline-level="1"/>
      <text:p text:style-name="P6"/>
      <text:h text:style-name="P30" text:outline-level="1"/>
      <text:p text:style-name="P6"/>
      <text:h text:style-name="P30" text:outline-level="1"/>
      <text:p text:style-name="P6"/>
      <text:h text:style-name="P30" text:outline-level="1"/>
      <text:p text:style-name="P6"/>
      <text:h text:style-name="P30" text:outline-level="1"/>
      <text:p text:style-name="P6"/>
      <text:h text:style-name="P30" text:outline-level="1"><text:soft-page-break/></text:h>
      <text:h text:style-name="P29" text:outline-level="1"><text:bookmark-start text:name="__RefHeading___Toc539_2034186367"/><text:tab/>II. CONTEXTO GEOL<text:span text:style-name="T26">ÓGICO</text:span><text:bookmark-end text:name="__RefHeading___Toc539_2034186367"/></text:h>
      <text:h text:style-name="P38" text:outline-level="2"><text:bookmark-start text:name="__RefHeading___Toc541_2034186367"/>2.1 NAPPE SOCORRO<text:bookmark-end text:name="__RefHeading___Toc541_2034186367"/></text:h>
      <text:h text:style-name="P38" text:outline-level="2"><text:bookmark-start text:name="__RefHeading___Toc543_2034186367"/>2.2 NAPPE GUAXUPÉ<text:bookmark-end text:name="__RefHeading___Toc543_2034186367"/></text:h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34" text:outline-level="1"><text:bookmark-start text:name="__RefHeading___Toc547_2034186367"/><text:soft-page-break/><text:tab/>III. A GRAFITA<text:bookmark-end text:name="__RefHeading___Toc547_2034186367"/></text:h>
      <text:h text:style-name="P39" text:outline-level="2"><text:bookmark-start text:name="__RefHeading___Toc549_2034186367"/>3.1 APRESENTAÇ<text:span text:style-name="T26">ÃO</text:span><text:bookmark-end text:name="__RefHeading___Toc549_2034186367"/></text:h>
      <text:h text:style-name="P38" text:outline-level="2"><text:bookmark-start text:name="__RefHeading___Toc551_2034186367"/>3.2 OCORRÊNCIA<text:bookmark-end text:name="__RefHeading___Toc551_2034186367"/></text:h>
      <text:h text:style-name="P38" text:outline-level="2"><text:bookmark-start text:name="__RefHeading___Toc553_2034186367"/>3.3 TIPOS DE MINERALIZAÇÃO DE GRAFITA<text:bookmark-end text:name="__RefHeading___Toc553_2034186367"/></text:h>
      <text:h text:style-name="P38" text:outline-level="2"><text:bookmark-start text:name="__RefHeading___Toc555_2034186367"/>3.4 GRAFITA NO SISTEMA DE NAPPES SOCORRO–GUAXUPÉ<text:bookmark-end text:name="__RefHeading___Toc555_2034186367"/></text:h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29" text:outline-level="1"/>
      <text:p text:style-name="P4"/>
      <text:h text:style-name="P35" text:outline-level="1"><text:bookmark-start text:name="__RefHeading___Toc1149_4008582499"/><text:soft-page-break/><text:tab/><text:span text:style-name="T28">IV. </text:span><text:span text:style-name="T27">MATERIAIS</text:span><text:bookmark-end text:name="__RefHeading___Toc1149_4008582499"/></text:h>
      <text:h text:style-name="P38" text:outline-level="2"><text:bookmark-start text:name="__RefHeading___Toc559_2034186367"/>4.1 APRESENTAÇÃO<text:bookmark-end text:name="__RefHeading___Toc559_2034186367"/></text:h>
      <text:h text:style-name="P38" text:outline-level="2"><text:bookmark-start text:name="__RefHeading___Toc561_2034186367"/>4.2 PROJETOS AEROGE<text:span text:style-name="T30">O</text:span>FÍSICOS<text:bookmark-end text:name="__RefHeading___Toc561_2034186367"/></text:h>
      <text:h text:style-name="P42" text:outline-level="3"><text:bookmark-start text:name="__RefHeading___Toc563_2034186367"/>4.2.1 <text:span text:style-name="T27">SÃO JOSÉ DOS CAMPOS – RESENDE</text:span><text:bookmark-end text:name="__RefHeading___Toc563_2034186367"/></text:h>
      <text:h text:style-name="P43" text:outline-level="3"><text:bookmark-start text:name="__RefHeading___Toc565_2034186367"/>4.2.<text:span text:style-name="T28">2</text:span> <text:span text:style-name="T28">S</text:span><text:span text:style-name="T27">ÃO PAULO – RIO DE JANEIRO (ÁREA SÃO PAULO)</text:span><text:bookmark-end text:name="__RefHeading___Toc565_2034186367"/></text:h>
      <text:h text:style-name="Heading_20_3" text:outline-level="3"><text:bookmark-start text:name="__RefHeading___Toc567_2034186367"/><text:span text:style-name="T27">4.</text:span><text:span text:style-name="T26">2.3 ÁREA 14 MINAS GERAIS – POÇOS DE CALDAS – VARGINHA – ANDRELÂNDIA</text:span><text:bookmark-end text:name="__RefHeading___Toc567_2034186367"/></text:h>
      <text:h text:style-name="Heading_20_2" text:outline-level="2"><text:bookmark-start text:name="__RefHeading___Toc356_113151787"/>4.3 FERRAMENTAS<text:bookmark-end text:name="__RefHeading___Toc356_113151787"/></text:h>
      <text:p text:style-name="Text_20_body"/>
      <text:h text:style-name="Heading_20_1" text:outline-level="1"><text:soft-page-break/></text:h>
      <text:h text:style-name="Heading_20_1" text:outline-level="1"><text:bookmark-start text:name="__RefHeading___Toc358_113151787"/><text:tab/>V. M<text:span text:style-name="T9">ÉTODOS</text:span><text:bookmark-end text:name="__RefHeading___Toc358_113151787"/></text:h>
      <text:h text:style-name="Heading_20_2" text:outline-level="2"><text:bookmark-start text:name="__RefHeading___Toc360_113151787"/>5.1 APRESENTAÇÃO<text:bookmark-end text:name="__RefHeading___Toc360_113151787"/></text:h>
      <text:h text:style-name="Heading_20_2" text:outline-level="2"><text:bookmark-start text:name="__RefHeading___Toc362_113151787"/>5.2 <text:span text:style-name="T29">M</text:span><text:span text:style-name="T11">ÉTODO AEROMAGNETOMÉTRICO</text:span><text:bookmark-end text:name="__RefHeading___Toc362_113151787"/></text:h>
      <text:h text:style-name="Heading_20_2" text:outline-level="2"><text:bookmark-start text:name="__RefHeading___Toc364_113151787"/><text:span text:style-name="T11">5</text:span><text:span text:style-name="T10">.3 PROCESSAMENTO DE DADOS AEROMAGNETOMÉTRICOS</text:span><text:bookmark-end text:name="__RefHeading___Toc364_113151787"/></text:h>
      <text:h text:style-name="Heading_20_3" text:outline-level="3"><text:bookmark-start text:name="__RefHeading___Toc575_113151787"/><text:tab/>5.3.1 Pré-processamento dos dados <text:span text:style-name="T32">aeromagnetom</text:span><text:span text:style-name="T12">étricos</text:span><text:bookmark-end text:name="__RefHeading___Toc575_113151787"/></text:h>
      <text:h text:style-name="Heading_20_3" text:outline-level="3"><text:bookmark-start text:name="__RefHeading___Toc577_113151787"/><text:tab/><text:span text:style-name="T32">5.3.2 Interpolaç</text:span><text:span text:style-name="T12">ão dos dados aeromagnetométricos</text:span><text:bookmark-end text:name="__RefHeading___Toc577_113151787"/></text:h>
      <text:h text:style-name="Heading_20_3" text:outline-level="3"><text:bookmark-start text:name="__RefHeading___Toc579_113151787"/><text:tab/><text:span text:style-name="T32">5.3.3 Amplitude do Sinal Anal</text:span><text:span text:style-name="T12">ítico</text:span><text:bookmark-end text:name="__RefHeading___Toc579_113151787"/></text:h>
      <text:h text:style-name="Heading_20_3" text:outline-level="3"><text:bookmark-start text:name="__RefHeading___Toc581_113151787"/><text:tab/>5.3.4 Gradiente Horizontal Total<text:bookmark-end text:name="__RefHeading___Toc581_113151787"/></text:h>
      <text:h text:style-name="P40" text:outline-level="2"><text:bookmark-start text:name="__RefHeading___Toc583_113151787"/>5.4 M<text:span text:style-name="T10">ÉTODO AEROGAMAESPECTROMÉTRICO</text:span><text:bookmark-end text:name="__RefHeading___Toc583_113151787"/></text:h>
      <text:h text:style-name="P40" text:outline-level="2"><text:bookmark-start text:name="__RefHeading___Toc585_113151787"/>5.5 PROCESSAMENTO DE DADOS AEROGAMAESPECTROMÉTRICOS<text:bookmark-end text:name="__RefHeading___Toc585_113151787"/></text:h>
      <text:h text:style-name="Heading_20_3" text:outline-level="3"><text:bookmark-start text:name="__RefHeading___Toc587_113151787"/><text:tab/><text:span text:style-name="T32">5.5.1 Pr</text:span><text:span text:style-name="T12">é-processamento dos dados aerogamaespectrométricos</text:span><text:bookmark-end text:name="__RefHeading___Toc587_113151787"/></text:h>
      <text:h text:style-name="Heading_20_3" text:outline-level="3"><text:bookmark-start text:name="__RefHeading___Toc589_113151787"/><text:tab/>5.5.2 <text:span text:style-name="T32">Interpolação dos dados gama espectrom</text:span><text:span text:style-name="T12">étricos</text:span><text:bookmark-end text:name="__RefHeading___Toc589_113151787"/></text:h>
      <text:h text:style-name="Heading_20_3" text:outline-level="3"><text:bookmark-start text:name="__RefHeading___Toc591_113151787"/><text:tab/>5.5.3 Mapas ternários<text:bookmark-end text:name="__RefHeading___Toc591_113151787"/></text:h>
      <text:h text:style-name="P41" text:outline-level="2"><text:bookmark-start text:name="__RefHeading___Toc593_1131517871"/>5.6 M<text:span text:style-name="T10">ÉTODOS DE CLASSIFICAÇÃO </text:span><text:span text:style-name="T13">NÃO-</text:span><text:span text:style-name="T10">SUPERVISIONADA</text:span><text:bookmark-end text:name="__RefHeading___Toc593_1131517871"/></text:h>
      <text:h text:style-name="Heading_20_3" text:outline-level="3"><text:bookmark-start text:name="__RefHeading___Toc610_113151787"/><text:tab/><text:span text:style-name="T34">5.6.1 </text:span><text:span text:style-name="T33">SELF-ORGANIZING</text:span><text:span text:style-name="T34"> </text:span><text:span text:style-name="T33">MAPS</text:span><text:span text:style-name="T34"> (SOM)</text:span><text:bookmark-end text:name="__RefHeading___Toc610_113151787"/></text:h>
      <text:h text:style-name="P40" text:outline-level="2"><text:bookmark-start text:name="__RefHeading___Toc593_113151787"/>5.<text:span text:style-name="T34">7</text:span> M<text:span text:style-name="T10">ÉTODOS DE CLASSIFICAÇÃO SUPERVISIONADA</text:span><text:bookmark-end text:name="__RefHeading___Toc593_113151787"/></text:h>
      <text:h text:style-name="P44" text:outline-level="3"><text:bookmark-start text:name="__RefHeading___Toc595_113151787"/><text:tab/>5.<text:span text:style-name="T34">7</text:span>.1 <text:span text:style-name="T17">RANDOM</text:span><text:span text:style-name="T15"> </text:span><text:span text:style-name="T17">FORESTS</text:span><text:bookmark-end text:name="__RefHeading___Toc595_113151787"/></text:h>
      <text:h text:style-name="Heading_20_3" text:outline-level="3"><text:bookmark-start text:name="__RefHeading___Toc597_113151787"/><text:tab/><text:span text:style-name="T32">5.</text:span><text:span text:style-name="T34">7</text:span><text:span text:style-name="T32">.1 </text:span><text:span text:style-name="T18">SUPPORT</text:span><text:span text:style-name="T16"> VECTOR MACHINES</text:span><text:bookmark-end text:name="__RefHeading___Toc597_113151787"/></text:h>
      <text:p text:style-name="P8"/>
      <text:h text:style-name="P33" text:outline-level="1"/>
      <text:p text:style-name="P8"/>
      <text:h text:style-name="P33" text:outline-level="1"/>
      <text:p text:style-name="P8"/>
      <text:h text:style-name="P33" text:outline-level="1"/>
      <text:p text:style-name="P8"/>
      <text:h text:style-name="P33" text:outline-level="1"><text:soft-page-break/></text:h>
      <text:h text:style-name="P36" text:outline-level="1"><text:bookmark-start text:name="__RefHeading___Toc599_113151787"/>VI. RESULTADOS E DISCUSS<text:span text:style-name="T10">ÕES</text:span><text:bookmark-end text:name="__RefHeading___Toc599_113151787"/></text:h>
      <text:h text:style-name="Heading_20_2" text:outline-level="2"><text:bookmark-start text:name="__RefHeading___Toc601_113151787"/><text:tab/><text:span text:style-name="T32">6.1 APRESENTAÇÃO</text:span><text:bookmark-end text:name="__RefHeading___Toc601_113151787"/></text:h>
      <text:h text:style-name="Heading_20_2" text:outline-level="2"><text:bookmark-start text:name="__RefHeading___Toc603_113151787"/><text:tab/><text:span text:style-name="T3">6.2 INTERPRETAÇÃO DOS DADOS AEROMAGNETOMÉTRICOS</text:span><text:bookmark-end text:name="__RefHeading___Toc603_113151787"/></text:h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h text:style-name="P37" text:outline-level="1"/>
      <text:p text:style-name="P20"/>
      <text:p text:style-name="P20"/>
      <text:h text:style-name="P37" text:outline-level="1"/>
      <text:p text:style-name="P20"/>
      <text:h text:style-name="P37" text:outline-level="1"><text:soft-page-break/></text:h>
      <text:p text:style-name="P20"/>
      <text:h text:style-name="Heading_20_1" text:outline-level="1"><text:bookmark-start text:name="__RefHeading___Toc1444_113151787"/><text:span text:style-name="T35">VII. CONCLUS</text:span><text:span text:style-name="T14">ÕES</text:span><text:bookmark-end text:name="__RefHeading___Toc1444_113151787"/></text:h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/>
      <text:p text:style-name="P7"/>
      <text:h text:style-name="P31" text:outline-level="1"><text:soft-page-break/></text:h>
      <text:p text:style-name="P7"/>
      <text:h text:style-name="P31" text:outline-level="1"/>
      <text:p text:style-name="P7"/>
      <text:h text:style-name="Heading_20_1" text:outline-level="1"><text:bookmark-start text:name="__RefHeading___Toc1446_113151787"/>VIII. BIBLIOGRAFIA<text:bookmark-end text:name="__RefHeading___Toc1446_113151787"/></text:h>
      <text:h text:style-name="P32" text:outline-level="1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pt" fo:country="BR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next-style-name="Heading_20_1" style:class="text" style:master-page-name="">
      <style:paragraph-properties fo:margin-top="0in" fo:margin-bottom="0.0972in" style:contextual-spacing="false" fo:line-height="115%" style:page-number="auto">
        <style:tab-stops/>
      </style:paragraph-properties>
      <style:text-properties style:font-name="Arial" fo:font-family="Arial" style:font-family-generic="swiss" officeooo:rsid="001bf551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in" fo:margin-bottom="0in" style:contextual-spacing="false" fo:line-height="138%" fo:text-align="justify" style:justify-single-word="false" style:writing-mode="lr-tb"/>
      <style:text-properties style:font-name="Arial" fo:font-family="Arial" style:font-family-generic="swiss" fo:font-size="12pt" fo:font-weight="bold" style:font-size-asian="12pt" style:font-weight-asian="bold" style:font-size-complex="12pt" style:font-weight-complex="bold"/>
    </style:style>
    <style:style style:name="Title" style:family="paragraph" style:parent-style-name="Heading" style:next-style-name="Text_20_body" style:class="chapter">
      <style:paragraph-properties fo:margin-left="0.7035in" fo:margin-right="0.4311in" fo:margin-top="0.9043in" fo:margin-bottom="0in" style:contextual-spacing="false" fo:line-height="131%" fo:text-align="center" style:justify-single-word="false" fo:text-indent="0in" style:auto-text-indent="false" style:writing-mode="lr-tb"/>
      <style:text-properties style:font-name="Arial" fo:font-family="Arial" style:font-family-generic="swiss" fo:font-size="28pt" fo:font-weight="normal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left="0in" fo:margin-right="2.2811in" fo:margin-top="0.6874in" fo:margin-bottom="0in" style:contextual-spacing="false" fo:line-height="120%" fo:text-align="end" style:justify-single-word="false" fo:text-indent="0in" style:auto-text-indent="false" style:writing-mode="lr-tb"/>
      <style:text-properties fo:font-variant="normal" fo:text-transform="none" fo:color="#000000" loext:opacity="100%" style:text-line-through-style="none" style:text-line-through-type="none" style:font-name="Arial" fo:font-family="Arial" style:font-family-generic="swiss" fo:font-size="12pt" fo:font-style="normal" style:text-underline-style="none" fo:font-weight="bold" style:text-blinking="false" fo:background-color="transparen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style:font-name="Arial" fo:font-family="Arial" style:font-family-generic="swiss" fo:font-size="12pt" fo:font-weight="bold" officeooo:rsid="001abc2e" style:font-size-asian="12pt" style:font-weight-asian="bold" style:font-size-complex="12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 fo:text-align="justify" style:justify-single-word="false"/>
      <style:text-properties style:font-name="Arial" fo:font-family="Arial" style:font-family-generic="swiss" fo:font-size="12pt" fo:font-weight="bold" style:font-size-asian="12pt" style:font-weight-asian="bold" style:font-size-complex="12pt" style:font-weight-complex="bold"/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date-style style:name="N132">
      <number:month number:calendar="jewish" number:style="long" number:textual="true"/>
      <number:text> </number:text>
      <number:year number:calendar="jewish" number:style="long"/>
    </number:date-style>
    <number:currency-style style:name="N131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31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31P0"/>
    </number:currency-style>
    <number:date-style style:name="N129">
      <number:month number:calendar="jewish" number:style="long" number:textual="true"/>
    </number:date-style>
    <number:number-style style:name="N128P0" style:volatile="true">
      <number:number number:decimal-places="0" number:min-decimal-places="0" number:min-integer-digits="1" number:grouping="true"/>
      <number:text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currency-style style:name="N126P0" style:volatile="true">
      <number:currency-symbol number:language="en" number:country="US">$</number:currency-symbol>
      <number:number number:decimal-places="2" number:min-decimal-places="0" number:min-integer-digits="1" number:decimal-replacement="--" number:grouping="true"/>
    </number:currency-style>
    <number:currency-style style:name="N126">
      <style:text-properties fo:color="#ff0000"/>
      <number:text>-</number:text>
      <number:currency-symbol number:language="en" number:country="US">$</number:currency-symbol>
      <number:number number:decimal-places="2" number:min-decimal-places="0" number:min-integer-digits="1" number:decimal-replacement="--" number:grouping="true"/>
      <style:map style:condition="value()&gt;=0" style:apply-style-name="N126P0"/>
    </number:currency-style>
    <number:date-style style:name="N124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08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08P0"/>
    </number:currency-style>
    <number:currency-style style:name="N121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21P0"/>
    </number:currency-style>
    <number:date-style style:name="N109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 number:calendar="jewish"/>
      <number:text> </number:text>
      <number:month number:calendar="jewish" number:style="long" number:textual="true"/>
    </number:date-style>
    <number:date-style style:name="N110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currency-style style:name="N123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23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23P0"/>
    </number:currency-style>
    <number:date-style style:name="N111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12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13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date-style style:name="N116">
      <number:month number:calendar="jewish" number:style="long" number:textual="true"/>
      <number:text> </number:text>
      <number:day number:calendar="jewish"/>
    </number:date-style>
    <number:currency-style style:name="N118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8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8P0"/>
    </number:currency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5-20T04:00:48.836238260</meta:creation-date>
    <dc:date>2022-07-28T22:02:50.259107106</dc:date>
    <meta:editing-duration>PT6H44M24S</meta:editing-duration>
    <meta:editing-cycles>26</meta:editing-cycles>
    <meta:generator>LibreOffice/7.3.4.2$Linux_X86_64 LibreOffice_project/30$Build-2</meta:generator>
    <meta:document-statistic meta:table-count="0" meta:image-count="0" meta:object-count="0" meta:page-count="11" meta:paragraph-count="102" meta:word-count="704" meta:character-count="4900" meta:non-whitespace-character-count="4243"/>
  </office:meta>
</office:document-meta>
</file>